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Fonteparág.padrão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Fonteparág.padrão" style:family="text">
      <style:text-properties fo:font-weight="bold" style:font-weight-asian="bold" style:font-weight-complex="bold"/>
    </style:style>
    <style:style style:name="T18" style:parent-style-name="Fonteparág.padrão" style:family="text">
      <style:text-properties style:font-name="Segoe UI Emoji" style:font-name-complex="Segoe UI Emoji" fo:font-weight="bold" style:font-weight-asian="bold" style:font-weight-complex="bold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Fonteparág.padrão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P24" style:parent-style-name="Normal" style:list-style-name="LFO2" style:family="paragraph"/>
    <style:style style:name="T25" style:parent-style-name="Fonteparág.padrão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P27" style:parent-style-name="Normal" style:list-style-name="LFO2" style:family="paragraph"/>
    <style:style style:name="T28" style:parent-style-name="Fonteparág.padrão" style:family="text">
      <style:text-properties fo:language="en" fo:country="US"/>
    </style:style>
    <style:style style:name="T29" style:parent-style-name="Fonteparág.padrão" style:family="text">
      <style:text-properties fo:font-style="italic" style:font-style-asian="italic" style:font-style-complex="italic" fo:language="en" fo:country="US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style="italic" style:font-style-asian="italic" style:font-style-complex="italic" fo:language="en" fo:country="US"/>
    </style:style>
    <style:style style:name="T32" style:parent-style-name="Fonteparág.padrão" style:family="text">
      <style:text-properties fo:language="en" fo:country="US"/>
    </style:style>
    <style:style style:name="T33" style:parent-style-name="Fonteparág.padrão" style:family="text">
      <style:text-properties fo:font-style="italic" style:font-style-asian="italic" style:font-style-complex="italic" fo:language="en" fo:country="US"/>
    </style:style>
    <style:style style:name="T34" style:parent-style-name="Fonteparág.padrão" style:family="text">
      <style:text-properties fo:language="en" fo:country="US"/>
    </style:style>
    <style:style style:name="P35" style:parent-style-name="Normal" style:list-style-name="LFO2" style:family="paragraph"/>
    <style:style style:name="T36" style:parent-style-name="Fonteparág.padrão" style:family="text">
      <style:text-properties fo:font-weight="bold" style:font-weight-asian="bold" style:font-weight-complex="bold"/>
    </style:style>
    <style:style style:name="P37" style:parent-style-name="Normal" style:list-style-name="LFO2" style:family="paragraph"/>
    <style:style style:name="P38" style:parent-style-name="Normal" style:list-style-name="LFO2" style:family="paragraph"/>
    <style:style style:name="T39" style:parent-style-name="Fonteparág.padrão" style:family="text">
      <style:text-properties fo:font-weight="bold" style:font-weight-asian="bold" style:font-weight-complex="bold"/>
    </style:style>
    <style:style style:name="T40" style:parent-style-name="Fonteparág.padrão" style:family="text">
      <style:text-properties fo:font-weight="bold" style:font-weight-asian="bold" style:font-weight-complex="bold"/>
    </style:style>
    <style:style style:name="P41" style:parent-style-name="Normal" style:list-style-name="LFO2" style:family="paragraph"/>
    <style:style style:name="P42" style:parent-style-name="Normal" style:list-style-name="LFO2" style:family="paragraph"/>
    <style:style style:name="T43" style:parent-style-name="Fonteparág.padrão" style:family="text">
      <style:text-properties fo:font-style="italic" style:font-style-asian="italic" style:font-style-complex="italic"/>
    </style:style>
    <style:style style:name="T44" style:parent-style-name="Fonteparág.padrão" style:family="text">
      <style:text-properties fo:font-style="italic" style:font-style-asian="italic" style:font-style-complex="italic"/>
    </style:style>
    <style:style style:name="T45" style:parent-style-name="Fonteparág.padrão" style:family="text">
      <style:text-properties fo:font-style="italic" style:font-style-asian="italic" style:font-style-complex="italic"/>
    </style:style>
    <style:style style:name="P46" style:parent-style-name="Normal" style:list-style-name="LFO2" style:family="paragraph"/>
    <style:style style:name="T47" style:parent-style-name="Fonteparág.padrão" style:family="text">
      <style:text-properties fo:font-weight="bold" style:font-weight-asian="bold" style:font-weight-complex="bold"/>
    </style:style>
    <style:style style:name="P48" style:parent-style-name="Normal" style:list-style-name="LFO2" style:family="paragraph"/>
    <style:style style:name="P49" style:parent-style-name="Normal" style:list-style-name="LFO2" style:family="paragraph"/>
    <style:style style:name="T50" style:parent-style-name="Fonteparág.padrão" style:family="text">
      <style:text-properties fo:font-weight="bold" style:font-weight-asian="bold" style:font-weight-complex="bold"/>
    </style:style>
    <style:style style:name="P51" style:parent-style-name="Normal" style:list-style-name="LFO2" style:family="paragraph"/>
    <style:style style:name="P52" style:parent-style-name="Normal" style:list-style-name="LFO2" style:family="paragraph"/>
    <style:style style:name="P53" style:parent-style-name="Normal" style:list-style-name="LFO2" style:family="paragraph"/>
    <style:style style:name="T54" style:parent-style-name="Fonteparág.padrão" style:family="text">
      <style:text-properties fo:font-weight="bold" style:font-weight-asian="bold" style:font-weight-complex="bold"/>
    </style:style>
    <style:style style:name="P55" style:parent-style-name="Normal" style:list-style-name="LFO2" style:family="paragraph"/>
    <style:style style:name="P56" style:parent-style-name="Normal" style:list-style-name="LFO2" style:family="paragraph"/>
    <style:style style:name="T57" style:parent-style-name="Fonteparág.padrão" style:family="text">
      <style:text-properties fo:font-weight="bold" style:font-weight-asian="bold" style:font-weight-complex="bold"/>
    </style:style>
    <style:style style:name="P58" style:parent-style-name="Normal" style:list-style-name="LFO2" style:family="paragraph"/>
    <style:style style:name="T59" style:parent-style-name="Fonteparág.padrão" style:family="text">
      <style:text-properties fo:font-style="italic" style:font-style-asian="italic" style:font-style-complex="italic"/>
    </style:style>
    <style:style style:name="T60" style:parent-style-name="Fonteparág.padrão" style:family="text">
      <style:text-properties fo:font-style="italic" style:font-style-asian="italic" style:font-style-complex="italic"/>
    </style:style>
    <style:style style:name="P61" style:parent-style-name="Normal" style:list-style-name="LFO2" style:family="paragraph"/>
    <style:style style:name="T62" style:parent-style-name="Fonteparág.padrão" style:family="text">
      <style:text-properties fo:font-weight="bold" style:font-weight-asian="bold" style:font-weight-complex="bold"/>
    </style:style>
    <style:style style:name="P63" style:parent-style-name="Normal" style:list-style-name="LFO2" style:family="paragraph"/>
    <style:style style:name="P64" style:parent-style-name="Normal" style:list-style-name="LFO2" style:family="paragraph"/>
    <style:style style:name="T65" style:parent-style-name="Fonteparág.padrão" style:family="text">
      <style:text-properties fo:font-weight="bold" style:font-weight-asian="bold" style:font-weight-complex="bold"/>
    </style:style>
    <style:style style:name="P66" style:parent-style-name="Normal" style:list-style-name="LFO2" style:family="paragraph"/>
    <style:style style:name="T67" style:parent-style-name="Fonteparág.padrão" style:family="text">
      <style:text-properties fo:font-style="italic" style:font-style-asian="italic" style:font-style-complex="italic"/>
    </style:style>
    <style:style style:name="T68" style:parent-style-name="Fonteparág.padrão" style:family="text">
      <style:text-properties fo:font-style="italic" style:font-style-asian="italic" style:font-style-complex="italic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🎮</text:span><text:span text:style-name="T3"><text:s/>O que é o desenvolvimento de jogos?</text:span></text:p>
      <text:p text:style-name="Normal">É o<text:s/><text:span text:style-name="T4">processo de criar um jogo digital</text:span>, unindo<text:s/><text:span text:style-name="T5">programação, arte, design, música, narrativa e mecânicas</text:span><text:s/>para construir uma experiência interativa.<text:line-break/>O ciclo normalmente envolve:</text:p>
      <text:list text:style-name="LFO1" text:continue-numbering="true">
        <text:list-item>
          <text:p text:style-name="P6"><text:span text:style-name="T7">Concepção</text:span><text:s/>– ideia inicial, história, gênero, público-alvo.</text:p>
        </text:list-item>
        <text:list-item>
          <text:p text:style-name="P8"><text:span text:style-name="T9">Game Design</text:span><text:s/>– regras, mecânicas, fases, balanceamento.</text:p>
        </text:list-item>
        <text:list-item>
          <text:p text:style-name="P10"><text:span text:style-name="T11">Arte e Áudio</text:span><text:s/>– personagens, cenários, efeitos sonoros, trilha sonora.</text:p>
        </text:list-item>
        <text:list-item>
          <text:p text:style-name="P12"><text:span text:style-name="T13">Programação</text:span><text:s/>– códigos que dão vida às mecânicas (movimento, física, IA etc.).</text:p>
        </text:list-item>
        <text:list-item>
          <text:p text:style-name="P14"><text:span text:style-name="T15">Testes</text:span><text:s/>– encontrar e corrigir bugs, melhorar jogabilidade.</text:p>
        </text:list-item>
        <text:list-item>
          <text:p text:style-name="P16"><text:span text:style-name="T17">Publicação</text:span><text:s/>– lançar em PC, console, mobile ou web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18">⚙️</text:span><text:span text:style-name="T19"><text:s/>Principais Game Engines usadas hoje</text:span></text:p>
      <text:p text:style-name="Normal">As<text:s/><text:span text:style-name="T20">engines</text:span><text:s/>são plataformas que oferecem ferramentas prontas (física, renderização, áudio, animações, interface, etc.), acelerando o desenvolvimento:</text:p>
      <text:list text:style-name="LFO2" text:continue-numbering="true">
        <text:list-item>
          <text:p text:style-name="P21"><text:span text:style-name="T22">Unity</text:span></text:p>
          <text:list text:continue-numbering="true">
            <text:list-item>
              <text:p text:style-name="P23">Muito usada no mercado indie e mobile.</text:p>
            </text:list-item>
            <text:list-item>
              <text:p text:style-name="P24">Linguagem principal:<text:s/><text:span text:style-name="T25">C#</text:span>.</text:p>
            </text:list-item>
            <text:list-item>
              <text:p text:style-name="P26">Vantagem: enorme comunidade, multiplataforma (PC, mobile, console, VR/AR).</text:p>
            </text:list-item>
            <text:list-item>
              <text:p text:style-name="P27"><text:span text:style-name="T28">Exemplo de jogos:<text:s/></text:span><text:span text:style-name="T29">Cuphead</text:span><text:span text:style-name="T30">,<text:s/></text:span><text:span text:style-name="T31">Hollow Knight</text:span><text:span text:style-name="T32">,<text:s/></text:span><text:span text:style-name="T33">Among Us</text:span><text:span text:style-name="T34">.</text:span></text:p>
            </text:list-item>
          </text:list>
        </text:list-item>
        <text:list-item>
          <text:p text:style-name="P35"><text:span text:style-name="T36">Unreal Engine (UE5)</text:span></text:p>
          <text:list text:continue-numbering="true">
            <text:list-item>
              <text:p text:style-name="P37">Mais focada em gráficos realistas e jogos AAA.</text:p>
            </text:list-item>
            <text:list-item>
              <text:p text:style-name="P38">Linguagem:<text:s/><text:span text:style-name="T39">C++</text:span><text:s/>e<text:s/><text:span text:style-name="T40">Blueprints</text:span><text:s/>(sistema visual).</text:p>
            </text:list-item>
            <text:list-item>
              <text:p text:style-name="P41">Vantagem: visual incrível, muito usada em jogos 3D de alto nível.</text:p>
            </text:list-item>
            <text:list-item>
              <text:p text:style-name="P42">Exemplo de jogos:<text:s/><text:span text:style-name="T43">Fortnite</text:span>,<text:s/><text:span text:style-name="T44">Gears of War 5</text:span>,<text:s/><text:span text:style-name="T45">Ark: Survival Evolved</text:span>.</text:p>
            </text:list-item>
          </text:list>
        </text:list-item>
        <text:list-item>
          <text:p text:style-name="P46"><text:span text:style-name="T47">Godot Engine</text:span></text:p>
          <text:list text:continue-numbering="true">
            <text:list-item>
              <text:p text:style-name="P48">Open-source e leve.</text:p>
            </text:list-item>
            <text:list-item>
              <text:p text:style-name="P49">Linguagem:<text:s/><text:span text:style-name="T50">GDScript</text:span><text:s/>(parecida com Python), também aceita C#.</text:p>
            </text:list-item>
            <text:list-item>
              <text:p text:style-name="P51">Vantagem: gratuito e sem royalties.</text:p>
            </text:list-item>
            <text:list-item>
              <text:p text:style-name="P52">Muito usado por indies e estudantes.</text:p>
            </text:list-item>
          </text:list>
        </text:list-item>
        <text:list-item>
          <text:p text:style-name="P53"><text:span text:style-name="T54">CryEngine</text:span></text:p>
          <text:list text:continue-numbering="true">
            <text:list-item>
              <text:p text:style-name="P55">Conhecida por gráficos realistas e jogos de mundo aberto.</text:p>
            </text:list-item>
            <text:list-item>
              <text:p text:style-name="P56">Linguagem:<text:s/><text:span text:style-name="T57">C++</text:span>.</text:p>
            </text:list-item>
            <text:list-item>
              <text:p text:style-name="P58">Exemplo de jogos:<text:s/><text:span text:style-name="T59">Crysis</text:span>,<text:s/><text:span text:style-name="T60">Kingdom Come: Deliverance</text:span>.</text:p>
            </text:list-item>
          </text:list>
        </text:list-item>
        <text:list-item>
          <text:p text:style-name="P61"><text:span text:style-name="T62">GameMaker Studio</text:span></text:p>
          <text:list text:continue-numbering="true">
            <text:list-item>
              <text:p text:style-name="P63">Mais simples, bom para 2D.</text:p>
            </text:list-item>
            <text:list-item>
              <text:p text:style-name="P64">Linguagem:<text:s/><text:span text:style-name="T65">GML (GameMaker Language)</text:span>.</text:p>
            </text:list-item>
            <text:list-item>
              <text:p text:style-name="P66">Exemplo de jogos:<text:s/><text:span text:style-name="T67">Undertale</text:span>,<text:s/><text:span text:style-name="T68">Hyper Light Drifter</text:span>.</text:p>
            </text:list-item>
          </text:list>
        </text:list-item>
      </text:list>
      <text:p text:style-name="P69"/>
      <text:p text:style-name="P70"/>
      <text:soft-page-break/>
      <text:p text:style-name="P71">Meus jogos Preferidos :</text:p>
      <text:p text:style-name="P72">FIFA<text:s/></text:p>
      <text:p text:style-name="P73">GTA V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heus Farias Feitoza</meta:initial-creator>
    <dc:creator>Matheus Farias Feitoza</dc:creator>
    <meta:creation-date>2025-08-19T13:06:00Z</meta:creation-date>
    <dc:date>2025-08-19T13:09:00Z</dc:date>
    <meta:template xlink:href="Normal" xlink:type="simple"/>
    <meta:editing-cycles>1</meta:editing-cycles>
    <meta:editing-duration>PT180S</meta:editing-duration>
    <meta:document-statistic meta:page-count="3" meta:paragraph-count="3" meta:word-count="267" meta:character-count="1707" meta:row-count="12" meta:non-whitespace-character-count="1443"/>
  </office:meta>
</office:document-meta>
</file>